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04   |   <text:a xlink:type="simple" xlink:href="http://palinfo.habago.org/Entry?Command=Information_PrintForum#FORUM40407"><text:span text:style-name="T1">#</text:span></text:a></text:p>
      <text:p text:style-name="P2">一隻綿羊生命的珍貴, 並不低於一個人~甘地</text:p>
      <text:p text:style-name="P2">我的想法一如往昔。對我來說，一隻綿羊生命的珍貴, 並不低於一個人。我不願為了人的肉體而取一隻綿羊的性命 。一個生命愈無助，就愈應受到保護免於人類之殘酷。</text:p>
      <text:p text:style-name="P2"/>
      <text:p text:style-name="P2">~甘地，甘地自傳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